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727ad3" officeooo:paragraph-rsid="00107a42"/>
    </style:style>
    <style:style style:name="P2" style:family="paragraph" style:parent-style-name="Standard">
      <style:text-properties fo:language="en" fo:country="US" officeooo:rsid="0038a1fe" officeooo:paragraph-rsid="00107a42"/>
    </style:style>
    <style:style style:name="P3" style:family="paragraph" style:parent-style-name="Standard">
      <style:text-properties fo:language="en" fo:country="US" officeooo:rsid="003a4d1b" officeooo:paragraph-rsid="00107a42"/>
    </style:style>
    <style:style style:name="P4" style:family="paragraph" style:parent-style-name="Standard">
      <style:text-properties fo:language="en" fo:country="US" officeooo:rsid="002cfe35" officeooo:paragraph-rsid="00107a42"/>
    </style:style>
    <style:style style:name="P5" style:family="paragraph" style:parent-style-name="Standard">
      <style:text-properties fo:language="en" fo:country="US" officeooo:rsid="00377aa5" officeooo:paragraph-rsid="00107a42"/>
    </style:style>
    <style:style style:name="P6" style:family="paragraph" style:parent-style-name="Standard">
      <style:text-properties fo:language="en" fo:country="US" officeooo:rsid="003d0101" officeooo:paragraph-rsid="00107a42" style:font-size-asian="10.5pt"/>
    </style:style>
    <style:style style:name="P7" style:family="paragraph" style:parent-style-name="Standard">
      <style:text-properties fo:language="en" fo:country="US" officeooo:rsid="00122f95" officeooo:paragraph-rsid="00122f95" style:font-size-asian="10.5pt"/>
    </style:style>
    <style:style style:name="P8" style:family="paragraph" style:parent-style-name="Standard">
      <style:text-properties fo:language="en" fo:country="US" officeooo:rsid="00137e1f" officeooo:paragraph-rsid="00137e1f" style:font-size-asian="10.5pt"/>
    </style:style>
    <style:style style:name="T1" style:family="text">
      <style:text-properties officeooo:rsid="006f3fb9"/>
    </style:style>
    <style:style style:name="T2" style:family="text">
      <style:text-properties officeooo:rsid="003baab6"/>
    </style:style>
    <style:style style:name="T3" style:family="text">
      <style:text-properties officeooo:rsid="003d41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DEAS:</text:p>
      <text:p text:style-name="P2"/>
      <text:p text:style-name="P2"/>
      <text:p text:style-name="P2">Sia Jensen che Brugem in realtà usano homogenization ma alla fine il tensore K ha un unica componente ( lo modellano al variare di porosity) perciò forse nn è giusto includerli in tensorial approach…</text:p>
      <text:p text:style-name="P2"/>
      <text:p text:style-name="P3">Remember to talk about:</text:p>
      <text:p text:style-name="P3">- anisotropy: the K or Cd shoul vary in space inside the coating</text:p>
      <text:p text:style-name="P3">- interface: how to couple the two models <text:span text:style-name="T2">(hai gia scritto un report…)</text:span></text:p>
      <text:p text:style-name="P3">- <text:span text:style-name="T3">multiple scales (homogenization)</text:span></text:p>
      <text:p text:style-name="P3">- <text:span text:style-name="T3">FSI (the drag term in the vans is directly generated by the equations, you have to couple some mechanical solver to this)</text:span></text:p>
      <text:p text:style-name="P4"/>
      <text:p text:style-name="P5">(Control Mortazavi)</text:p>
      <text:p text:style-name="P6">Parla del fatto che le VANS sono state applicate in moltissimi altri ambiti, (termico, multifase, acustica,.. ) e in generale sono una teoria matura; al contrario dell’approccio canopy che nn deriva da un formalismo ma è sostanzialmente un fitting sui dati sperimen<text:span text:style-name="T1">tali</text:span></text:p>
      <text:p text:style-name="P6"/>
      <text:p text:style-name="P7">Parla in modo estensivo dei metodi DACE e Kriging e Kdtrees</text:p>
      <text:p text:style-name="P7"/>
      <text:p text:style-name="P8">Di che per applicazioni pratiche è difficile che il numero di Re locale allinterno del mezzo sia piu grande di 100. Vorrebbe dire che fuori del mezzo ho numeri di Re giganteschi, ed anche in quel caso non è dimostrato che il flusso possa penetrare in maniera cosi grossa nel mezz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4T16:36:00.694980199</meta:creation-date>
    <dc:date>2017-09-30T12:19:36.901757913</dc:date>
    <meta:editing-duration>PT2M15S</meta:editing-duration>
    <meta:editing-cycles>3</meta:editing-cycles>
    <meta:generator>LibreOffice/5.1.6.2$Linux_X86_64 LibreOffice_project/10m0$Build-2</meta:generator>
    <meta:document-statistic meta:table-count="0" meta:image-count="0" meta:object-count="0" meta:page-count="1" meta:paragraph-count="11" meta:word-count="198" meta:character-count="1146" meta:non-whitespace-character-count="959"/>
  </office:meta>
</office:document-meta>
</file>